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.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10000 iteratio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3.132" calcext:value-type="float">
            <text:p>3.1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3.1436" calcext:value-type="float">
            <text:p>3.14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059" calcext:value-type="float">
            <text:p>0.009059</text:p>
          </table:table-cell>
          <table:table-cell office:value-type="float" office:value="3.1365" calcext:value-type="float">
            <text:p>3.13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0402" calcext:value-type="float">
            <text:p>0.020402</text:p>
          </table:table-cell>
          <table:table-cell office:value-type="float" office:value="3.1415" calcext:value-type="float">
            <text:p>3.14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put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 of thread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7458" calcext:value-type="float">
            <text:p>0.567458</text:p>
          </table:table-cell>
          <table:table-cell office:value-type="float" office:value="3.494241" calcext:value-type="float">
            <text:p>3.494241</text:p>
          </table:table-cell>
          <table:table-cell office:value-type="float" office:value="12.968009" calcext:value-type="float">
            <text:p>12.9680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2255" calcext:value-type="float">
            <text:p>0.552255</text:p>
          </table:table-cell>
          <table:table-cell office:value-type="float" office:value="3.442551" calcext:value-type="float">
            <text:p>3.442551</text:p>
          </table:table-cell>
          <table:table-cell office:value-type="float" office:value="12.563447" calcext:value-type="float">
            <text:p>12.5634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7648" calcext:value-type="float">
            <text:p>0.477648</text:p>
          </table:table-cell>
          <table:table-cell office:value-type="float" office:value="3.428337" calcext:value-type="float">
            <text:p>3.428337</text:p>
          </table:table-cell>
          <table:table-cell office:value-type="float" office:value="12.413077" calcext:value-type="float">
            <text:p>12.4130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6845" calcext:value-type="float">
            <text:p>0.446845</text:p>
          </table:table-cell>
          <table:table-cell office:value-type="float" office:value="3.311614" calcext:value-type="float">
            <text:p>3.311614</text:p>
          </table:table-cell>
          <table:table-cell office:value-type="float" office:value="11.857861" calcext:value-type="float">
            <text:p>11.85786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ogram-3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3" table:number-rows-spanned="1">
            <text:p>parallel siev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. of threads -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unfriendly</text:p>
          </table:table-cell>
        </table:table-row>
        <table:table-row table:style-name="ro1">
          <table:table-cell office:value-type="string" calcext:value-type="string">
            <text:p>10^8</text:p>
          </table:table-cell>
          <table:table-cell office:value-type="float" office:value="0.693272" calcext:value-type="float">
            <text:p>0.693272</text:p>
          </table:table-cell>
          <table:table-cell office:value-type="float" office:value="0.695743" calcext:value-type="float">
            <text:p>0.695743</text:p>
          </table:table-cell>
          <table:table-cell office:value-type="float" office:value="1.15299" calcext:value-type="float">
            <text:p>1.15299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2.71461" calcext:value-type="float">
            <text:p>2.71461</text:p>
          </table:table-cell>
        </table:table-row>
        <table:table-row table:style-name="ro1">
          <table:table-cell office:value-type="string" calcext:value-type="string">
            <text:p>10^7</text:p>
          </table:table-cell>
          <table:table-cell office:value-type="float" office:value="0.0795651" calcext:value-type="float">
            <text:p>0.0795651</text:p>
          </table:table-cell>
          <table:table-cell office:value-type="float" office:value="0.0871596" calcext:value-type="float">
            <text:p>0.0871596</text:p>
          </table:table-cell>
          <table:table-cell office:value-type="float" office:value="0.116943" calcext:value-type="float">
            <text:p>0.116943</text:p>
          </table:table-cell>
          <table:table-cell office:value-type="float" office:value="0.10232" calcext:value-type="float">
            <text:p>0.10232</text:p>
          </table:table-cell>
          <table:table-cell office:value-type="float" office:value="0.224953" calcext:value-type="float">
            <text:p>0.224953</text:p>
          </table:table-cell>
        </table:table-row>
        <table:table-row table:style-name="ro1">
          <table:table-cell office:value-type="string" calcext:value-type="string">
            <text:p>10^6</text:p>
          </table:table-cell>
          <table:table-cell office:value-type="float" office:value="0.00741303" calcext:value-type="float">
            <text:p>0.00741303</text:p>
          </table:table-cell>
          <table:table-cell office:value-type="float" office:value="0.0064586" calcext:value-type="float">
            <text:p>0.0064586</text:p>
          </table:table-cell>
          <table:table-cell office:value-type="float" office:value="0.0121784" calcext:value-type="float">
            <text:p>0.0121784</text:p>
          </table:table-cell>
          <table:table-cell office:value-type="float" office:value="0.00987726" calcext:value-type="float">
            <text:p>0.00987726</text:p>
          </table:table-cell>
          <table:table-cell office:value-type="float" office:value="0.00976613" calcext:value-type="float">
            <text:p>0.0097661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ogram-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. of thread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4008" calcext:value-type="float">
            <text:p>0.004008</text:p>
          </table:table-cell>
          <table:table-cell office:value-type="float" office:value="0.003979" calcext:value-type="float">
            <text:p>0.0039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151" calcext:value-type="float">
            <text:p>0.0021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2101" calcext:value-type="float">
            <text:p>0.0021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-5:</text:p>
          </table:table-cell>
          <table:table-cell office:value-type="string" calcext:value-type="string" table:number-columns-spanned="3" table:number-rows-spanned="1">
            <text:p>Input siz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. of threads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  <table:table-cell office:value-type="string" calcext:value-type="string">
            <text:p>10^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9197" calcext:value-type="float">
            <text:p>0.109197</text:p>
          </table:table-cell>
          <table:table-cell office:value-type="float" office:value="1.147485" calcext:value-type="float">
            <text:p>1.147485</text:p>
          </table:table-cell>
          <table:table-cell office:value-type="float" office:value="10.377552" calcext:value-type="float">
            <text:p>10.3775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581" calcext:value-type="float">
            <text:p>0.068581</text:p>
          </table:table-cell>
          <table:table-cell office:value-type="float" office:value="0.709212" calcext:value-type="float">
            <text:p>0.709212</text:p>
          </table:table-cell>
          <table:table-cell office:value-type="float" office:value="7.36435" calcext:value-type="float">
            <text:p>7.364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084" calcext:value-type="float">
            <text:p>0.066084</text:p>
          </table:table-cell>
          <table:table-cell office:value-type="float" office:value="0.667606" calcext:value-type="float">
            <text:p>0.667606</text:p>
          </table:table-cell>
          <table:table-cell office:value-type="float" office:value="6.170317" calcext:value-type="float">
            <text:p>6.17031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-6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Input siz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. of threads</text:p>
          </table:table-cell>
          <table:table-cell office:value-type="string" calcext:value-type="string">
            <text:p>8.1 kB</text:p>
          </table:table-cell>
          <table:table-cell office:value-type="string" calcext:value-type="string">
            <text:p>16.3 kB</text:p>
          </table:table-cell>
          <table:table-cell office:value-type="string" calcext:value-type="string">
            <text:p>32.6 k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.006342" calcext:value-type="float">
            <text:p>0.0063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362" calcext:value-type="float">
            <text:p>0.0043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03974" calcext:value-type="float">
            <text:p>0.0039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3:56:02.54230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4:28:33.256081437</meta:creation-date>
    <dc:date>2020-11-18T16:28:55.008864304</dc:date>
    <meta:editing-duration>PT1H42M59S</meta:editing-duration>
    <meta:editing-cycles>8</meta:editing-cycles>
    <meta:generator>LibreOffice/6.0.7.3$Linux_X86_64 LibreOffice_project/00m0$Build-3</meta:generator>
    <meta:document-statistic meta:table-count="1" meta:cell-count="118" meta:object-count="0"/>
  </office:meta>
</office:document-meta>
</file>